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904cm" svg:y="10.5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0T22:14:03.227171702</meta:creation-date>
    <dc:date>2020-12-20T23:41:26.926186689</dc:date>
    <meta:editing-duration>PT6M53S</meta:editing-duration>
    <meta:editing-cycles>1</meta:editing-cycles>
    <meta:document-statistic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0.509cm" svg:y="3.205cm" style:legend-expansion="high" chart:style-name="ch2"/>
        <chart:plot-area chart:style-name="ch3" chart:data-source-has-labels="both" svg:x="0.32cm" svg:y="0.18cm" svg:width="9.869cm" svg:height="8.64cm">
          <chart:coordinate-region svg:x="0.756cm" svg:y="0.379cm" svg:width="9.433cm" svg:height="7.79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" chart:label-cell-address="local-table.$C$1" chart:class="chart:bar">
            <chart:data-point/>
          </chart:series>
          <chart:series chart:style-name="ch8" chart:values-cell-range-address="local-table.$D$2:.$D$2" chart:label-cell-address="local-table.$D$1" chart:class="chart:bar">
            <chart:data-point/>
          </chart:serie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bs_1x1x4_128x32x2Mb</text:p>
              </table:table-cell>
              <table:table-cell office:value-type="string">
                <text:p>64bs_1x1x4ass_16x16x512KB</text:p>
              </table:table-cell>
              <table:table-cell office:value-type="string">
                <text:p>64bs_2x2x8ass_128X64X2mb</text:p>
              </table:table-cell>
              <table:table-cell office:value-type="string">
                <text:p>64BS_1X1X4_128x64x2MB</text:p>
              </table:table-cell>
              <table:table-cell office:value-type="string">
                <text:p>64_2X2X8_64X32X2Mb</text:p>
              </table:table-cell>
            </table:table-row>
          </table:table-header-rows>
          <table:table-rows>
            <table:table-row>
              <table:table-cell office:value-type="string">
                <text:p>peak_power</text:p>
                <text:list>
                  <text:list-item>
                    <text:p>peak_powe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.3204">
                <text:p>4.3204</text:p>
              </table:table-cell>
              <table:table-cell office:value-type="float" office:value="2.72076">
                <text:p>2.72076</text:p>
              </table:table-cell>
              <table:table-cell office:value-type="float" office:value="5.36199">
                <text:p>5.36199</text:p>
              </table:table-cell>
              <table:table-cell office:value-type="float" office:value="5.34449">
                <text:p>5.34449</text:p>
              </table:table-cell>
              <table:table-cell office:value-type="float" office:value="3.86567">
                <text:p>3.86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